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.getStartTimeFormatted( 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Sample( lo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Med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Ave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Through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Distribution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Sample( String name , long data , long average , long deviation , long median , long distributionLine , double throughput , long errorCount , boolean success , long num , long en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mple.Sa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Sample( String name , long data , long average , long deviation , long median , long distributionLine , double throughput , long errorCount , boolean success , long num , long endTime , int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mple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.getDev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Sample( String name , long data , long average , long deviation , long median , long distributionLine , double throughput , long errorCount , boolean success , long num , long endTime , int bytes , String threa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mple.getE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Sample( long data , long average , long deviation , double throughput , long median ,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